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Courier" svg:font-family="Courie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orphans="2" fo:widows="2"/>
      <style:text-properties fo:color="#0070c0" style:font-name="Calibri" fo:font-size="18pt" fo:font-weight="bold" style:font-size-asian="18pt" style:font-weight-asian="bold" style:font-name-complex="Calibri" style:font-size-complex="18pt" style:font-weight-complex="bold"/>
    </style:style>
    <style:style style:name="P2" style:family="paragraph" style:parent-style-name="Standard">
      <style:paragraph-properties fo:text-align="center" style:justify-single-word="false" fo:orphans="2" fo:widows="2"/>
      <style:text-properties fo:color="#0070c0" style:font-name="Calibri" fo:font-size="14pt" fo:font-weight="bold" style:font-size-asian="14pt" style:font-weight-asian="bold" style:font-name-complex="Calibri" style:font-size-complex="18pt" style:font-weight-complex="bold"/>
    </style:style>
    <style:style style:name="P3" style:family="paragraph" style:parent-style-name="Standard">
      <style:paragraph-properties fo:orphans="2" fo:widows="2"/>
      <style:text-properties style:font-name="Calibri" fo:font-size="11pt" style:font-size-asian="11pt" style:font-name-complex="Calibri" style:font-size-complex="11pt"/>
    </style:style>
    <style:style style:name="P4" style:family="paragraph" style:parent-style-name="Standard">
      <style:paragraph-properties fo:margin-top="0in" fo:margin-bottom="0.1965in" loext:contextual-spacing="false" fo:text-align="center" style:justify-single-word="false" fo:orphans="2" fo:widows="2"/>
      <style:text-properties fo:color="#0070c0" style:font-name="Calibri" fo:font-size="14pt" fo:font-weight="bold" style:font-size-asian="14pt" style:font-weight-asian="bold" style:font-name-complex="Calibri" style:font-size-complex="18pt" style:font-weight-complex="bold"/>
    </style:style>
    <style:style style:name="P5" style:family="paragraph" style:parent-style-name="Standard">
      <style:paragraph-properties fo:margin-top="0in" fo:margin-bottom="0.1965in" loext:contextual-spacing="false" fo:orphans="2" fo:widows="2"/>
      <style:text-properties fo:color="#0070c0" style:font-name="Calibri" fo:font-size="14pt" fo:font-weight="bold" style:font-size-asian="14pt" style:font-weight-asian="bold" style:font-name-complex="Calibri"/>
    </style:style>
    <style:style style:name="P6" style:family="paragraph" style:parent-style-name="Standard">
      <style:paragraph-properties fo:margin-top="0in" fo:margin-bottom="0.1965in" loext:contextual-spacing="false" fo:orphans="2" fo:widows="2"/>
      <style:text-properties style:font-name="Calibri" fo:font-size="11pt" fo:font-weight="bold" style:font-size-asian="11pt" style:font-weight-asian="bold" style:font-name-complex="Calibri" style:font-size-complex="11pt" style:font-weight-complex="bold"/>
    </style:style>
    <style:style style:name="P7" style:family="paragraph" style:parent-style-name="Standard">
      <style:paragraph-properties fo:margin-top="0in" fo:margin-bottom="0.1965in" loext:contextual-spacing="false" fo:orphans="2" fo:widows="2"/>
      <style:text-properties style:font-name="Calibri" fo:font-size="11pt" fo:font-weight="bold" style:font-name-asian="Times New Roman" style:font-size-asian="11pt" style:font-weight-asian="bold" style:font-name-complex="Calibri" style:font-size-complex="11pt" style:font-weight-complex="bold"/>
    </style:style>
    <style:style style:name="P8" style:family="paragraph" style:parent-style-name="Standard">
      <style:paragraph-properties fo:margin-top="0in" fo:margin-bottom="0.1965in" loext:contextual-spacing="false" fo:orphans="2" fo:widows="2"/>
      <style:text-properties style:font-name="Calibri" fo:font-size="11pt" style:font-size-asian="11pt" style:font-name-complex="Calibri" style:font-size-complex="11pt"/>
    </style:style>
    <style:style style:name="P9" style:family="paragraph" style:parent-style-name="Standard">
      <style:paragraph-properties fo:margin-top="0in" fo:margin-bottom="0.1965in" loext:contextual-spacing="false" fo:orphans="2" fo:widows="2"/>
      <style:text-properties style:font-name="Calibri" fo:font-size="11pt" style:font-size-asian="11pt" style:font-name-complex="Calibri" style:font-size-complex="11pt" style:font-weight-complex="bold"/>
    </style:style>
    <style:style style:name="P10" style:family="paragraph" style:parent-style-name="Standard">
      <style:paragraph-properties fo:margin-top="0in" fo:margin-bottom="0.1965in" loext:contextual-spacing="false" fo:orphans="2" fo:widows="2"/>
      <style:text-properties style:font-name="Calibri" fo:font-size="11pt" style:font-name-asian="Times New Roman" style:font-size-asian="11pt" style:font-name-complex="Calibri" style:font-size-complex="11pt"/>
    </style:style>
    <style:style style:name="P11" style:family="paragraph" style:parent-style-name="Standard">
      <style:paragraph-properties fo:margin-top="0in" fo:margin-bottom="0.1965in" loext:contextual-spacing="false" fo:orphans="2" fo:widows="2"/>
      <style:text-properties style:font-name="Calibri" style:font-name-complex="Calibri"/>
    </style:style>
    <style:style style:name="P12" style:family="paragraph" style:parent-style-name="Standard">
      <style:paragraph-properties fo:margin-top="0in" fo:margin-bottom="0.1965in" loext:contextual-spacing="false" fo:orphans="2" fo:widows="2"/>
    </style:style>
    <style:style style:name="P13" style:family="paragraph" style:parent-style-name="Standard">
      <style:paragraph-properties fo:margin-top="0in" fo:margin-bottom="0.1965in" loext:contextual-spacing="false" fo:orphans="2" fo:widows="2"/>
      <style:text-properties fo:color="#663366" style:font-name="Calibri" fo:font-size="11pt" fo:font-weight="bold" style:font-size-asian="11pt" style:font-weight-asian="bold" style:font-name-complex="Calibri" style:font-size-complex="11pt" style:font-weight-complex="bold"/>
    </style:style>
    <style:style style:name="P14" style:family="paragraph" style:parent-style-name="Standard">
      <style:paragraph-properties fo:margin-top="0in" fo:margin-bottom="0.1965in" loext:contextual-spacing="false" fo:orphans="2" fo:widows="2"/>
      <style:text-properties fo:color="#663366" style:font-name="Calibri" fo:font-size="11pt" style:font-name-asian="Times New Roman" style:font-size-asian="11pt" style:font-name-complex="Calibri" style:font-size-complex="11pt"/>
    </style:style>
    <style:style style:name="P15" style:family="paragraph" style:parent-style-name="HTML_20_Preformatted">
      <style:paragraph-properties fo:margin-top="0in" fo:margin-bottom="0.1965in" loext:contextual-spacing="false" fo:orphans="2" fo:widows="2"/>
    </style:style>
    <style:style style:name="P16" style:family="paragraph" style:parent-style-name="Standard">
      <style:paragraph-properties fo:margin-top="0in" fo:margin-bottom="0.1965in" loext:contextual-spacing="false" fo:orphans="2" fo:widows="2" fo:keep-with-next="always"/>
    </style:style>
    <style:style style:name="P17" style:family="paragraph" style:parent-style-name="Standard">
      <style:paragraph-properties fo:margin-top="0in" fo:margin-bottom="0.1965in" loext:contextual-spacing="false" fo:orphans="2" fo:widows="2" fo:keep-with-next="always"/>
      <style:text-properties style:font-name="Calibri" fo:font-size="11pt" fo:font-style="italic" style:font-size-asian="11pt" style:font-style-asian="italic" style:font-name-complex="Calibri" style:font-size-complex="11pt" style:font-style-complex="italic"/>
    </style:style>
    <style:style style:name="P18" style:family="paragraph" style:parent-style-name="HTML_20_Preformatted">
      <style:paragraph-properties fo:margin-top="0in" fo:margin-bottom="0.1965in" loext:contextual-spacing="false" fo:orphans="2" fo:widows="2" fo:keep-with-next="always"/>
    </style:style>
    <style:style style:name="P19" style:family="paragraph" style:parent-style-name="Text_20_body">
      <style:paragraph-properties fo:margin-top="0in" fo:margin-bottom="0.1965in" loext:contextual-spacing="false" fo:orphans="2" fo:widows="2"/>
      <style:text-properties style:font-name="Calibri" fo:font-size="11pt" style:font-name-asian="Times New Roman" style:font-size-asian="11pt" style:font-name-complex="Calibri" style:font-size-complex="11pt"/>
    </style:style>
    <style:style style:name="P20" style:family="paragraph" style:parent-style-name="Normal">
      <style:text-properties style:font-name="Calibri" style:font-name-complex="Calibri"/>
    </style:style>
    <style:style style:name="P21" style:family="paragraph" style:parent-style-name="Normal">
      <style:text-properties style:font-name="Calibri" fo:font-size="11pt" style:font-size-asian="11pt" style:font-name-complex="Calibri"/>
    </style:style>
    <style:style style:name="P22" style:family="paragraph" style:parent-style-name="Normal">
      <style:text-properties style:font-name="Calibri" fo:font-size="11pt" style:font-size-asian="11pt" style:font-name-complex="Calibri" style:font-size-complex="11pt"/>
    </style:style>
    <style:style style:name="P23" style:family="paragraph" style:parent-style-name="Standard">
      <style:paragraph-properties fo:margin-left="0in" fo:margin-right="0in" fo:margin-top="0in" fo:margin-bottom="0.1965in" loext:contextual-spacing="false" fo:orphans="2" fo:widows="2" fo:text-indent="0.4925in" style:auto-text-indent="false"/>
    </style:style>
    <style:style style:name="P24" style:family="paragraph" style:parent-style-name="Text_20_body">
      <style:text-properties style:font-name="Calibri" style:font-name-complex="Calibri"/>
    </style:style>
    <style:style style:name="P25" style:family="paragraph" style:parent-style-name="Text_20_body">
      <style:text-properties style:font-name="Calibri" fo:font-size="11pt" style:font-size-asian="11pt" style:font-name-complex="Calibri" style:font-size-complex="11pt"/>
    </style:style>
    <style:style style:name="P26" style:family="paragraph" style:parent-style-name="Heading_20_1">
      <style:text-properties fo:color="#0070c0" style:font-name="Calibri" fo:font-size="14pt" style:font-size-asian="14pt" style:font-name-complex="Calibri"/>
    </style:style>
    <style:style style:name="P27" style:family="paragraph" style:parent-style-name="Heading_20_1">
      <style:text-properties fo:color="#0070c0" style:font-name="Calibri" fo:font-size="14pt" style:font-size-asian="14pt" style:font-name-complex="Calibri" style:font-size-complex="12pt"/>
    </style:style>
    <style:style style:name="P28" style:family="paragraph" style:parent-style-name="Heading_20_1">
      <style:text-properties fo:color="#0070c0" style:font-name="Calibri" fo:font-size="14pt" style:font-size-asian="14pt" style:font-name-complex="Calibri" style:font-size-complex="14pt"/>
    </style:style>
    <style:style style:name="P29" style:family="paragraph" style:parent-style-name="Standard" style:master-page-name="MPF0">
      <style:paragraph-properties fo:text-align="center" style:justify-single-word="false" fo:orphans="2" fo:widows="2" style:page-number="auto" fo:break-before="page"/>
      <style:text-properties fo:color="#0070c0" style:font-name="Calibri" fo:font-size="18pt" fo:font-weight="bold" style:font-size-asian="18pt" style:font-weight-asian="bold" style:font-name-complex="Calibri" style:font-size-complex="18pt" style:font-weight-complex="bold"/>
    </style:style>
    <style:style style:name="P30" style:family="paragraph" style:parent-style-name="Standard" style:list-style-name="WW8Num4">
      <style:paragraph-properties fo:margin-top="0in" fo:margin-bottom="0.1965in" loext:contextual-spacing="false" fo:orphans="2" fo:widows="2"/>
    </style:style>
    <style:style style:name="P31" style:family="paragraph" style:parent-style-name="Heading_20_3">
      <style:text-properties style:font-name="Calibri" fo:font-size="11pt" style:font-size-asian="11pt" style:font-name-complex="Calibri"/>
    </style:style>
    <style:style style:name="P32" style:family="paragraph" style:parent-style-name="Heading_20_3">
      <style:text-properties style:font-name="Calibri" fo:font-size="11pt" style:font-size-asian="11pt" style:font-name-complex="Calibri" style:font-size-complex="11pt"/>
    </style:style>
    <style:style style:name="P33" style:family="paragraph" style:parent-style-name="Heading_20_3">
      <style:paragraph-properties fo:margin-top="0in" fo:margin-bottom="0.1965in" loext:contextual-spacing="false" fo:orphans="2" fo:widows="2"/>
      <style:text-properties style:font-name="Calibri" fo:font-size="11pt" style:font-name-asian="Times New Roman" style:font-size-asian="11pt" style:font-name-complex="Calibri" style:font-size-complex="11pt"/>
    </style:style>
    <style:style style:name="P34" style:family="paragraph" style:parent-style-name="Heading_20_3">
      <style:paragraph-properties fo:margin-top="0in" fo:margin-bottom="0.1965in" loext:contextual-spacing="false" fo:orphans="2" fo:widows="2"/>
    </style:style>
    <style:style style:name="P35" style:family="paragraph" style:parent-style-name="Heading_20_3">
      <style:paragraph-properties fo:margin-top="0in" fo:margin-bottom="0.1965in" loext:contextual-spacing="false" fo:orphans="2" fo:widows="2" fo:keep-with-next="always"/>
      <style:text-properties style:font-name="Calibri" fo:font-size="11pt" style:font-name-asian="Times New Roman" style:font-size-asian="11pt" style:font-name-complex="Calibri" style:font-size-complex="11pt"/>
    </style:style>
    <style:style style:name="P36" style:family="paragraph" style:parent-style-name="Heading_20_3">
      <style:paragraph-properties fo:margin-top="0in" fo:margin-bottom="0.1965in" loext:contextual-spacing="false" fo:orphans="2" fo:widows="2" fo:keep-with-next="always"/>
    </style:style>
    <style:style style:name="P37" style:family="paragraph" style:parent-style-name="Heading_20_2">
      <style:paragraph-properties fo:margin-top="0in" fo:margin-bottom="0.1965in" loext:contextual-spacing="false" fo:orphans="2" fo:widows="2" fo:keep-with-next="always"/>
      <style:text-properties style:font-name="Calibri" fo:font-size="11pt" style:font-name-asian="Times New Roman" style:font-size-asian="11pt" style:font-name-complex="Calibri" style:font-size-complex="11pt"/>
    </style:style>
    <style:style style:name="T1" style:family="text">
      <style:text-properties fo:color="#0070c0" style:font-name="Calibri" fo:font-size="14pt" fo:font-weight="bold" style:font-size-asian="14pt" style:font-weight-asian="bold" style:font-name-complex="Calibri"/>
    </style:style>
    <style:style style:name="T2" style:family="text">
      <style:text-properties fo:color="#0070c0" style:font-name="Calibri" fo:font-size="14pt" style:font-size-asian="14pt" style:font-name-complex="Calibri"/>
    </style:style>
    <style:style style:name="T3" style:family="text">
      <style:text-properties style:font-name="Calibri" fo:font-size="11pt" style:font-size-asian="11pt" style:font-name-complex="Calibri" style:font-size-complex="11pt"/>
    </style:style>
    <style:style style:name="T4" style:family="text">
      <style:text-properties style:font-name="Calibri" fo:font-size="11pt" style:font-size-asian="11pt" style:font-name-complex="Calibri" style:font-size-complex="11pt" style:font-weight-complex="bold"/>
    </style:style>
    <style:style style:name="T5" style:family="text">
      <style:text-properties style:font-name="Calibri" fo:font-size="11pt" fo:font-style="italic" style:font-size-asian="11pt" style:font-style-asian="italic" style:font-name-complex="Calibri" style:font-size-complex="11pt" style:font-style-complex="italic"/>
    </style:style>
    <style:style style:name="T6" style:family="text">
      <style:text-properties style:font-name="Calibri" fo:font-size="11pt" fo:font-style="italic" style:font-name-asian="Times New Roman" style:font-size-asian="11pt" style:font-style-asian="italic" style:font-name-complex="Calibri" style:font-size-complex="11pt" style:font-style-complex="italic"/>
    </style:style>
    <style:style style:name="T7" style:family="text">
      <style:text-properties style:font-name="Calibri" fo:font-size="11pt" fo:font-weight="bold" style:font-size-asian="11pt" style:font-weight-asian="bold" style:font-name-complex="Calibri" style:font-size-complex="11pt"/>
    </style:style>
    <style:style style:name="T8" style:family="text">
      <style:text-properties style:font-name="Calibri" fo:font-size="11pt" fo:font-weight="bold" style:font-size-asian="11pt" style:font-weight-asian="bold" style:font-name-complex="Calibri" style:font-size-complex="11pt" style:font-weight-complex="bold"/>
    </style:style>
    <style:style style:name="T9" style:family="text">
      <style:text-properties style:font-name="Calibri" fo:font-size="11pt" fo:font-weight="normal" style:font-size-asian="11pt" style:font-weight-asian="normal" style:font-name-complex="Calibri" style:font-size-complex="11pt"/>
    </style:style>
    <style:style style:name="T10" style:family="text">
      <style:text-properties style:font-name="Calibri" fo:font-size="11pt" fo:font-weight="normal" style:font-size-asian="11pt" style:font-weight-asian="normal" style:font-name-complex="Calibri" style:font-size-complex="11pt" style:font-weight-complex="normal"/>
    </style:style>
    <style:style style:name="T11" style:family="text">
      <style:text-properties style:font-name="Calibri" fo:font-size="11pt" style:font-name-asian="Courier" style:font-size-asian="11pt" style:font-name-complex="Calibri" style:font-size-complex="11pt"/>
    </style:style>
    <style:style style:name="T12" style:family="text">
      <style:text-properties style:font-name="Calibri" fo:font-size="11pt" style:font-name-asian="Times New Roman" style:font-size-asian="11pt" style:font-name-complex="Calibri" style:font-size-complex="11pt"/>
    </style:style>
    <style:style style:name="T13" style:family="text">
      <style:text-properties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font-size-complex="11pt"/>
    </style:style>
    <style:style style:name="T14" style:family="text">
      <style:text-properties style:font-name="Calibri" style:font-name-complex="Calibri"/>
    </style:style>
    <style:style style:name="T15" style:family="text">
      <style:text-properties style:font-name="Calibri" fo:font-weight="normal" style:font-weight-asian="normal"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LVB 3.5</text:p>
      <text:p text:style-name="P1">Simulated Annealing Phylogenetic Program Manual</text:p>
      <text:p text:style-name="P1"/>
      <text:p text:style-name="P2">University of Edinburgh</text:p>
      <text:p text:style-name="P4">January 2019</text:p>
      <text:p text:style-name="P2">Daniel Barker</text:p>
      <text:p text:style-name="P4">Joseph Guscot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Previous Collaborators:</text:p>
      <text:p text:style-name="P2">Maximilian Strobl</text:p>
      <text:p text:style-name="P2">Miguel Pinheiro</text:p>
      <text:p text:style-name="P2">Chris Wood</text:p>
      <text:p text:style-name="P4">Fernando Guntoro</text:p>
      <text:p text:style-name="P6"/>
      <text:p text:style-name="P12"><text:soft-page-break/><text:span text:style-name="Default_20_Paragraph_20_Font"><text:span text:style-name="T1">Contents</text:span></text:span></text:p>
      <text:p text:style-name="Normal"/>
      <text:p text:style-name="P20">Copyright Notice<text:tab/><text:tab/><text:tab/><text:tab/><text:tab/><text:tab/><text:tab/><text:tab/><text:tab/><text:tab/><text:tab/>2</text:p>
      <text:p text:style-name="P20">Citing LVB<text:tab/><text:tab/><text:tab/><text:tab/><text:tab/><text:tab/><text:tab/><text:tab/><text:tab/><text:tab/><text:tab/><text:tab/>2</text:p>
      <text:p text:style-name="P20">Downloading and Compiling LVB<text:tab/><text:tab/><text:tab/><text:tab/><text:tab/><text:tab/><text:tab/><text:tab/>3</text:p>
      <text:p text:style-name="P20">Unpacking the source code<text:tab/><text:tab/><text:tab/><text:tab/><text:tab/><text:tab/><text:tab/><text:tab/><text:tab/>3</text:p>
      <text:p text:style-name="P20">Compiler options<text:tab/><text:tab/><text:tab/><text:tab/><text:tab/><text:tab/><text:tab/><text:tab/><text:tab/><text:tab/><text:tab/>3</text:p>
      <text:p text:style-name="P20">Apple OS X<text:tab/><text:tab/><text:tab/><text:tab/><text:tab/><text:tab/><text:tab/><text:tab/><text:tab/><text:tab/><text:tab/><text:tab/>4</text:p>
      <text:p text:style-name="P20">Other Linux and UNIX systems, including Raspbian<text:tab/><text:tab/><text:tab/><text:tab/><text:tab/>4</text:p>
      <text:p text:style-name="P20">Other systems<text:tab/><text:tab/><text:tab/><text:tab/><text:tab/><text:tab/><text:tab/><text:tab/><text:tab/><text:tab/><text:tab/>4</text:p>
      <text:p text:style-name="P20">Compilation<text:tab/><text:tab/><text:tab/><text:tab/><text:tab/><text:tab/><text:tab/><text:tab/><text:tab/><text:tab/><text:tab/>4</text:p>
      <text:p text:style-name="P20">Running LVB<text:tab/><text:tab/><text:tab/><text:tab/><text:tab/><text:tab/><text:tab/><text:tab/><text:tab/><text:tab/><text:tab/>5</text:p>
      <text:p text:style-name="P20">Command-Line Options<text:tab/><text:tab/><text:tab/><text:tab/><text:tab/><text:tab/><text:tab/><text:tab/><text:tab/><text:tab/>5</text:p>
      <text:p text:style-name="P20">Algorithm Selection (-a)<text:tab/><text:tab/><text:tab/><text:tab/><text:tab/><text:tab/><text:tab/><text:tab/><text:tab/>5</text:p>
      <text:p text:style-name="P20">Bootstrapping (-b)<text:tab/><text:tab/><text:tab/><text:tab/><text:tab/><text:tab/><text:tab/><text:tab/><text:tab/><text:tab/>5</text:p>
      <text:p text:style-name="P20">Cooling Schedule (-c)<text:tab/><text:tab/><text:tab/><text:tab/><text:tab/><text:tab/><text:tab/><text:tab/><text:tab/><text:tab/>6</text:p>
      <text:p text:style-name="P20">Input File (-i)<text:tab/><text:tab/><text:tab/><text:tab/><text:tab/><text:tab/><text:tab/><text:tab/><text:tab/><text:tab/><text:tab/>6</text:p>
      <text:p text:style-name="P20">Data Matrix Format (-m)<text:tab/><text:tab/><text:tab/><text:tab/><text:tab/><text:tab/><text:tab/><text:tab/><text:tab/>6</text:p>
      <text:p text:style-name="P20">Outtree (-o)<text:tab/><text:tab/><text:tab/><text:tab/><text:tab/><text:tab/><text:tab/><text:tab/><text:tab/><text:tab/><text:tab/>8</text:p>
      <text:p text:style-name="P20">Threading (-p)<text:tab/><text:tab/><text:tab/><text:tab/><text:tab/><text:tab/><text:tab/><text:tab/><text:tab/><text:tab/><text:tab/>9</text:p>
      <text:p text:style-name="P20">Random Number Seed (-s)<text:tab/><text:tab/><text:tab/><text:tab/><text:tab/><text:tab/><text:tab/><text:tab/><text:tab/>9</text:p>
      <text:p text:style-name="P20">Trees (-t)<text:tab/><text:tab/><text:tab/><text:tab/><text:tab/><text:tab/><text:tab/><text:tab/><text:tab/><text:tab/><text:tab/><text:tab/>9</text:p>
      <text:p text:style-name="P20">Verbose (-v)<text:tab/><text:tab/><text:tab/><text:tab/><text:tab/><text:tab/><text:tab/><text:tab/><text:tab/><text:tab/><text:tab/>9</text:p>
      <text:p text:style-name="P20">Output<text:tab/><text:tab/><text:tab/><text:tab/><text:tab/><text:tab/><text:tab/><text:tab/><text:tab/><text:tab/><text:tab/><text:tab/>10</text:p>
      <text:p text:style-name="P20">Documentation<text:tab/><text:tab/><text:tab/><text:tab/><text:tab/><text:tab/><text:tab/><text:tab/><text:tab/><text:tab/><text:tab/>10</text:p>
      <text:p text:style-name="P20">Support and Registration<text:tab/><text:tab/><text:tab/><text:tab/><text:tab/><text:tab/><text:tab/><text:tab/><text:tab/>10</text:p>
      <text:p text:style-name="P20">Acknowledgements<text:tab/><text:tab/><text:tab/><text:tab/><text:tab/><text:tab/><text:tab/><text:tab/><text:tab/><text:tab/>10</text:p>
      <text:p text:style-name="P20">References<text:tab/><text:tab/><text:tab/><text:tab/><text:tab/><text:tab/><text:tab/><text:tab/><text:tab/><text:tab/><text:tab/><text:tab/>10</text:p>
      <text:p text:style-name="P13"/>
      <text:p text:style-name="P13"/>
      <text:p text:style-name="P13"/>
      <text:p text:style-name="P13"/>
      <text:p text:style-name="P13"/>
      <text:p text:style-name="P13"/>
      <text:p text:style-name="P13"/>
      <text:h text:style-name="P27" text:outline-level="1"><text:bookmark-start text:name="_Toc535856829"/>Copyright Notice<text:bookmark-end text:name="_Toc535856829"/></text:h>
      <text:p text:style-name="P8">Part of this document is based on PHYLIP documentation (see ‘Acknowledgements’, below).</text:p>
      <text:p text:style-name="P8">The PHYLIP component of this document:</text:p>
      <text:p text:style-name="P8"><text:soft-page-break/>© Copyright 1980-2014, Joseph Felsenstein.<text:line-break/>All rights reserved.</text:p>
      <text:p text:style-name="P8">The remainder of this document:</text:p>
      <text:p text:style-name="P3">© Copyright 2003 – 2012 by Daniel Barker.<text:line-break/>© Copyright 2013 – 2014 by Daniel Barker and Maximilian Strobl.<text:line-break/>© Copyright 2014 by Daniel Barker, Miguel Pinheiro and Maximilian Strobl.<text:line-break/>© Copyright 2015 by Daniel Barker, Miguel Pinheiro, Maximilian Strobl and Chris Wood.</text:p>
      <text:p text:style-name="P8">© Copyright 2019 by Daniel Barker, Joseph Guscott, Miguel Pinheiro, Maximilian Strobl and Chris Wood.<text:line-break/>All rights reserved.</text:p>
      <text:p text:style-name="P8">Redistribution and use in source and binary forms, with or without modification, are permitted provided that the following conditions are met:</text:p>
      <text:p text:style-name="P8">1. Redistributions of source code must retain the above copyright notice, this list of conditions and the following disclaimer.</text:p>
      <text:p text:style-name="P8">2. Redistributions in binary form must reproduce the above copyright notice, this list of conditions and the following disclaimer in the documentation and/or other materials provided with the distribution.</text:p>
      <text:p text:style-name="P8">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28" text:outline-level="1"><text:bookmark-start text:name="_Toc535856830"/>Citing LVB<text:bookmark-end text:name="_Toc535856830"/></text:h>
      <text:p text:style-name="P22">Please cite the following paper if you use LVB:</text:p>
      <text:p text:style-name="P22"/>
      <text:p text:style-name="Normal"><text:span text:style-name="Default_20_Paragraph_20_Font"><text:span text:style-name="T3">Barker, D. 2004. LVB: Parsimony and simulated annealing in the search for phylogenetic trees. </text:span></text:span><text:span text:style-name="Default_20_Paragraph_20_Font"><text:span text:style-name="T5">Bioinformatics</text:span></text:span><text:span text:style-name="Default_20_Paragraph_20_Font"><text:span text:style-name="T3">, </text:span></text:span><text:span text:style-name="Default_20_Paragraph_20_Font"><text:span text:style-name="T8">20</text:span></text:span><text:span text:style-name="Default_20_Paragraph_20_Font"><text:span text:style-name="T3">, 274-275.</text:span></text:span></text:p>
      <text:p text:style-name="Normal"><text:a xlink:type="simple" xlink:href="https://pdfs.semanticscholar.org/dbaf/d98ffe1eb1309587c923d2f555f98951a652.pdf" office:target-frame-name="_top" xlink:show="replace" text:style-name="Internet_20_link" text:visited-style-name="Visited_20_Internet_20_Link"><text:span text:style-name="Hyperlink"><text:span text:style-name="T3">https://pdfs.semanticscholar.org/dbaf/d98ffe1eb1309587c923d2f555f98951a652.pdf</text:span></text:span></text:a></text:p>
      <text:p text:style-name="P22"/>
      <text:p text:style-name="P22">Supplementary material:</text:p>
      <text:p text:style-name="Normal"><text:a xlink:type="simple" xlink:href="http://lvb.bio.ed.ac.uk/lvb/sites/sbsweb2.bio.ed.ac.uk.lvb/files/barker_lvb_2004_supp_info.pdf" office:target-frame-name="_top" xlink:show="replace" text:style-name="Internet_20_link" text:visited-style-name="Visited_20_Internet_20_Link"><text:span text:style-name="Hyperlink"><text:span text:style-name="T3">http://LVB.bio.ed.ac.uk/LVB/sites/sbsweb2.bio.ed.ac.uk.LVB/files/barker_LVB_2004_supp_info.pdf</text:span></text:span></text:a></text:p>
      <text:p text:style-name="P22"/>
      <text:p text:style-name="P22">The following may also be relevant:</text:p>
      <text:p text:style-name="P22"/>
      <text:p text:style-name="Normal"><text:span text:style-name="Default_20_Paragraph_20_Font"><text:span text:style-name="T3">LVB Web site. </text:span></text:span><text:a xlink:type="simple" xlink:href="http://eggg.st-andrews.ac.uk/lvb" office:target-frame-name="_top" xlink:show="replace" text:style-name="Internet_20_link" text:visited-style-name="Visited_20_Internet_20_Link"><text:span text:style-name="Default_20_Paragraph_20_Font"><text:span text:style-name="T3">http://eggg.st-andrews.ac.uk/LVB</text:span></text:span></text:a><text:span text:style-name="Default_20_Paragraph_20_Font"><text:span text:style-name="T3">.</text:span></text:span></text:p>
      <text:p text:style-name="Normal"><text:soft-page-break/><text:span text:style-name="Default_20_Paragraph_20_Font"><text:span text:style-name="T3">Barker, D. 1999. </text:span></text:span><text:span text:style-name="Default_20_Paragraph_20_Font"><text:span text:style-name="T5">Simulated annealing in the Search for Phylogenetic Trees</text:span></text:span><text:span text:style-name="Default_20_Paragraph_20_Font"><text:span text:style-name="T3">. PhD Thesis, University of Edinburgh. </text:span></text:span><text:a xlink:type="simple" xlink:href="http://hdl.handle.net/1842/10326" office:target-frame-name="_top" xlink:show="replace" text:style-name="Internet_20_link" text:visited-style-name="Visited_20_Internet_20_Link"><text:span text:style-name="Default_20_Paragraph_20_Font"><text:span text:style-name="T3">http://hdl.handle.net/1842/10326</text:span></text:span></text:a></text:p>
      <text:p text:style-name="Normal"><text:span text:style-name="Default_20_Paragraph_20_Font"><text:span text:style-name="T3">Barker, D. 1997. </text:span></text:span><text:span text:style-name="Default_20_Paragraph_20_Font"><text:span text:style-name="T5">LVB 1.0: Reconstructing Evolution with Parsimony and Simulated Annealing</text:span></text:span><text:span text:style-name="Default_20_Paragraph_20_Font"><text:span text:style-name="T3"> (Edinburgh: Daniel Barker)</text:span></text:span></text:p>
      <text:p text:style-name="P22"/>
      <text:p text:style-name="P3">Please send any questions or LVB bug reports to: </text:p>
      <text:p text:style-name="P23"><text:span text:style-name="Default_20_Paragraph_20_Font"><text:span text:style-name="T3">Daniel Barker, email: </text:span></text:span><text:a xlink:type="simple" xlink:href="mailto:Daniel.Barker@ed.ac.uk" office:target-frame-name="_top" xlink:show="replace" text:style-name="Internet_20_link" text:visited-style-name="Visited_20_Internet_20_Link"><text:span text:style-name="Hyperlink"><text:span text:style-name="T3">Daniel.Barker@ed.ac.uk</text:span></text:span></text:a></text:p>
      <text:p text:style-name="P5">Introduction</text:p>
      <text:p text:style-name="P12"><text:span text:style-name="Strong_20_Emphasis"><text:span text:style-name="T9">LVB</text:span></text:span><text:span text:style-name="Default_20_Paragraph_20_Font"><text:span text:style-name="T3">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span></text:p>
      <text:h text:style-name="P26" text:outline-level="1"><text:bookmark-start text:name="_Toc535856831"/>Downloading and Compiling LVB<text:bookmark-end text:name="_Toc535856831"/></text:h>
      <text:p text:style-name="P9">LVB is available from the following sources:</text:p>
      <text:p text:style-name="P12"><text:span text:style-name="Default_20_Paragraph_20_Font"><text:span text:style-name="T4">Dedicated web page:</text:span></text:span><text:span text:style-name="Default_20_Paragraph_20_Font"><text:span text:style-name="T8"> </text:span></text:span><text:a xlink:type="simple" xlink:href="http://lvb.bio.ed.ac.uk/" office:target-frame-name="_top" xlink:show="replace" text:style-name="Internet_20_link" text:visited-style-name="Visited_20_Internet_20_Link"><text:span text:style-name="Hyperlink"><text:span text:style-name="T8">http://lvb.bio.ed.ac.uk/</text:span></text:span></text:a></text:p>
      <text:p text:style-name="P12"><text:span text:style-name="Default_20_Paragraph_20_Font"><text:span text:style-name="T4">GitHub:</text:span></text:span><text:span text:style-name="Default_20_Paragraph_20_Font"><text:span text:style-name="T8"> </text:span></text:span><text:a xlink:type="simple" xlink:href="https://github.com/phylolvb/lvb" office:target-frame-name="_top" xlink:show="replace" text:style-name="Internet_20_link" text:visited-style-name="Visited_20_Internet_20_Link"><text:span text:style-name="Hyperlink"><text:span text:style-name="T8">https://github.com/phylolvb/lvb</text:span></text:span></text:a></text:p>
      <text:p text:style-name="P12"><text:span text:style-name="Strong_20_Emphasis"><text:span text:style-name="T9">LVB</text:span></text:span><text:span text:style-name="Default_20_Paragraph_20_Font"><text:span text:style-name="T3"> is available at the LVB Web page as ready-to-run software for Apple OS X and for Raspbian Linux on the Raspberry Pi.</text:span></text:span></text:p>
      <text:p text:style-name="P12"><text:span text:style-name="Default_20_Paragraph_20_Font"><text:span text:style-name="T3">For other platforms, or if you wish to modify the source code, you will have to compile </text:span></text:span><text:span text:style-name="Strong_20_Emphasis"><text:span text:style-name="T9">LVB</text:span></text:span><text:span text:style-name="Default_20_Paragraph_20_Font"><text:span text:style-name="T3">. It is written in ANSI C and compiles and runs on a variety of operating systems.</text:span></text:span></text:p>
      <text:p text:style-name="P12"><text:span text:style-name="Default_20_Paragraph_20_Font"><text:span text:style-name="T3">Assuming your system is UNIX-like, uses GNU </text:span></text:span><text:span text:style-name="HTML_20_Code"><text:span text:style-name="T3">make</text:span></text:span><text:span text:style-name="Default_20_Paragraph_20_Font"><text:span text:style-name="T3"> and has Perl and LibreOffice installed, follow the instructions below. If using non-UNIX-like system such as Windows, the instructions below will require adjustment.</text:span></text:span></text:p>
      <text:h text:style-name="P31" text:outline-level="3"><text:bookmark text:name="unpacking_the_source_code"/><text:bookmark-start text:name="_Toc535856832"/>Unpacking the source code<text:bookmark-end text:name="_Toc535856832"/></text:h>
      <text:p text:style-name="P12"><text:span text:style-name="Default_20_Paragraph_20_Font"><text:span text:style-name="T3">Assuming </text:span></text:span><text:span text:style-name="HTML_20_Code"><text:span text:style-name="T3">LVB_3.5_source.tar.gz</text:span></text:span><text:span text:style-name="Default_20_Paragraph_20_Font"><text:span text:style-name="T3"> is in the current directory, enter the following commands:</text:span></text:span></text:p>
      <text:p text:style-name="P15"><text:span text:style-name="HTML_20_Code"><text:span text:style-name="T11"><text:s/></text:span></text:span><text:span text:style-name="HTML_20_Code"><text:span text:style-name="T3">tar xzvf LVB_3.5_source.tar.gz</text:span></text:span></text:p>
      <text:p text:style-name="P12"><text:span text:style-name="Default_20_Paragraph_20_Font"><text:span text:style-name="T3">This gives you a main directory </text:span></text:span><text:span text:style-name="HTML_20_Code"><text:span text:style-name="T3">LVB_3.5_source</text:span></text:span><text:span text:style-name="Default_20_Paragraph_20_Font"><text:span text:style-name="T3"> with a single subdirectory, LVB.</text:span></text:span></text:p>
      <text:h text:style-name="P31" text:outline-level="3"><text:bookmark text:name="compiler_flags"/><text:bookmark-start text:name="_Toc535856833"/>Compiler options<text:bookmark-end text:name="_Toc535856833"/></text:h>
      <text:p text:style-name="P12"><text:span text:style-name="Default_20_Paragraph_20_Font"><text:span text:style-name="T3">By default, LVB is built using compiler options which make sense for the GNU C compiler (gcc) on 64-bit, AMD- or Intel-based Linux systems. For such systems, </text:span></text:span><text:span text:style-name="HTML_20_Code"><text:span text:style-name="T3">LVB/Makefile</text:span></text:span><text:span text:style-name="Default_20_Paragraph_20_Font"><text:span text:style-name="T3"> will work as-is.</text:span></text:span></text:p>
      <text:p text:style-name="P12"><text:span text:style-name="Default_20_Paragraph_20_Font"><text:span text:style-name="T3">To use compiler options suitable for other systems, edit </text:span></text:span><text:span text:style-name="HTML_20_Code"><text:span text:style-name="T3">Makefile</text:span></text:span><text:span text:style-name="Default_20_Paragraph_20_Font"><text:span text:style-name="T3"> before compiling.</text:span></text:span></text:p>
      <text:p text:style-name="P12"><text:soft-page-break/><text:span text:style-name="Default_20_Paragraph_20_Font"><text:span text:style-name="T14">When compiling for a 32-bit Linux system, for example old Intel hardware or the Raspberry Pi, <text:s/>changes must be made to </text:span></text:span><text:span text:style-name="HTML_20_Code"><text:span text:style-name="T3">Makefile</text:span></text:span><text:span text:style-name="Default_20_Paragraph_20_Font"><text:span text:style-name="T3">.</text:span></text:span></text:p>
      <text:p text:style-name="P12"><text:span text:style-name="Default_20_Paragraph_20_Font"><text:span text:style-name="T3">When compiling for OS X, changes must be made to </text:span></text:span><text:span text:style-name="HTML_20_Code"><text:span text:style-name="T3">Makefile. The default compiler that comes with XCode currently will not work, due to lack of OpenMP. We have successfully used the Intel C++ compiler for OS X. Other compilers may also work, so long as they understand OpenMP.</text:span></text:span></text:p>
      <text:h text:style-name="P31" text:outline-level="3"><text:bookmark-start text:name="_Toc535856834"/>Apple OS X<text:bookmark-end text:name="_Toc535856834"/></text:h>
      <text:p text:style-name="P8">The OS X version of LVB runs under OS X Yosemite. It is also expected to run on more recent versions of OS X, as they become available.</text:p>
      <text:p text:style-name="P12"><text:span text:style-name="Default_20_Paragraph_20_Font"><text:span text:style-name="T3">After downloading, extract </text:span></text:span><text:span text:style-name="HTML_20_Code"><text:span text:style-name="T3">LVB</text:span></text:span><text:span text:style-name="Default_20_Paragraph_20_Font"><text:span text:style-name="T3"> from the file </text:span></text:span><text:span text:style-name="HTML_20_Code"><text:span text:style-name="T3">LVB_3.5_osx.tar.gz</text:span></text:span><text:span text:style-name="Default_20_Paragraph_20_Font"><text:span text:style-name="T3">. Once this is done, you may launch it from the Terminal command-line. Terminal is found in the </text:span></text:span><text:span text:style-name="HTML_20_Code"><text:span text:style-name="T3">Applications/Utilities</text:span></text:span><text:span text:style-name="Default_20_Paragraph_20_Font"><text:span text:style-name="T3"> folder. If </text:span></text:span><text:span text:style-name="Strong_20_Emphasis"><text:span text:style-name="T9">LVB</text:span></text:span><text:span text:style-name="Default_20_Paragraph_20_Font"><text:span text:style-name="T3"> is on your desktop, you may launch it by typing the following commands in Terminal:</text:span></text:span></text:p>
      <text:p text:style-name="P15"><text:span text:style-name="HTML_20_Code"><text:span text:style-name="T3">cd Desktop<text:line-break/>./LVB</text:span></text:span></text:p>
      <text:p text:style-name="P12"><text:span text:style-name="Default_20_Paragraph_20_Font"><text:span text:style-name="T3">If </text:span></text:span><text:span text:style-name="HTML_20_Code"><text:span text:style-name="T3">LVB</text:span></text:span><text:span text:style-name="Default_20_Paragraph_20_Font"><text:span text:style-name="T3"> is in a directory in your </text:span></text:span><text:span text:style-name="HTML_20_Code"><text:span text:style-name="T3">PATH</text:span></text:span><text:span text:style-name="Default_20_Paragraph_20_Font"><text:span text:style-name="T3"> environment variable, it should be accessible in Terminal from any location, just by entering the following command:</text:span></text:span></text:p>
      <text:p text:style-name="P8">LVB</text:p>
      <text:h text:style-name="P31" text:outline-level="3"><text:bookmark-start text:name="_Toc535856835"/>Other Linux and UNIX systems, including Raspbian<text:bookmark-end text:name="_Toc535856835"/></text:h>
      <text:p text:style-name="P12"><text:span text:style-name="Default_20_Paragraph_20_Font"><text:span text:style-name="T3">After downloading, compile </text:span></text:span><text:span text:style-name="Strong_20_Emphasis"><text:span text:style-name="T9">LVB</text:span></text:span><text:span text:style-name="Default_20_Paragraph_20_Font"><text:span text:style-name="T3"> from the source code (see ‘Compiling LVB’, below). Once this is done, it may be launched as for Apple OS X (see above). The only difference may be in the mechanism to start a terminal.</text:span></text:span></text:p>
      <text:h text:style-name="P31" text:outline-level="3"><text:bookmark-start text:name="_Toc535856836"/>Other systems<text:bookmark-end text:name="_Toc535856836"/></text:h>
      <text:p text:style-name="P12"><text:span text:style-name="Default_20_Paragraph_20_Font"><text:span text:style-name="T3">It should be possible to compile and run </text:span></text:span><text:span text:style-name="Strong_20_Emphasis"><text:span text:style-name="T9">LVB</text:span></text:span><text:span text:style-name="Default_20_Paragraph_20_Font"><text:span text:style-name="T7"> </text:span></text:span><text:span text:style-name="Default_20_Paragraph_20_Font"><text:span text:style-name="T3">on Windows and many other operating systems, if you have a compiler for C and C++. The details will vary, but to help you get started see ‘Compiling LVB’, below.</text:span></text:span></text:p>
      <text:h text:style-name="P31" text:outline-level="3"><text:bookmark text:name="compilation"/><text:bookmark-start text:name="_Toc535856837"/>Compilation<text:bookmark-end text:name="_Toc535856837"/></text:h>
      <text:p text:style-name="P12"><text:span text:style-name="Default_20_Paragraph_20_Font"><text:span text:style-name="T3">After any edits to </text:span></text:span><text:span text:style-name="HTML_20_Code"><text:span text:style-name="T3">Makefile</text:span></text:span><text:span text:style-name="Default_20_Paragraph_20_Font"><text:span text:style-name="T3">, then assuming you begin in the </text:span></text:span><text:span text:style-name="HTML_20_Code"><text:span text:style-name="T3">LVB_3.5_source/LVB</text:span></text:span><text:span text:style-name="Default_20_Paragraph_20_Font"><text:span text:style-name="T3"> directory, the following sequence of commands will build </text:span></text:span><text:span text:style-name="Strong_20_Emphasis"><text:span text:style-name="T9">LVB</text:span></text:span><text:span text:style-name="Default_20_Paragraph_20_Font"><text:span text:style-name="T3"> and test it:</text:span></text:span></text:p>
      <text:p text:style-name="P15"><text:span text:style-name="HTML_20_Code"><text:span text:style-name="T3">make<text:line-break/>make test</text:span></text:span></text:p>
      <text:p text:style-name="P8">Results of the above commands are:</text:p>
      <text:list xml:id="list2825371416" text:style-name="WW8Num4">
        <text:list-item>
          <text:p text:style-name="P30"><text:span text:style-name="Default_20_Paragraph_20_Font"><text:span text:style-name="T3">A report on the tests, which is sent to the screen. All tests should pass. Any failure may indicate that </text:span></text:span><text:span text:style-name="Strong_20_Emphasis"><text:span text:style-name="T9">LVB</text:span></text:span><text:span text:style-name="Default_20_Paragraph_20_Font"><text:span text:style-name="T3"> won’t work properly on your system.</text:span></text:span></text:p>
        </text:list-item>
        <text:list-item>
          <text:p text:style-name="P30"><text:soft-page-break/><text:span text:style-name="Default_20_Paragraph_20_Font"><text:span text:style-name="T3">A stand-alone executable file, </text:span></text:span><text:span text:style-name="HTML_20_Code"><text:span text:style-name="T3">LVB</text:span></text:span><text:span text:style-name="Default_20_Paragraph_20_Font"><text:span text:style-name="T3">. This is all that is required to run the program.</text:span></text:span></text:p>
        </text:list-item>
        <text:list-item>
          <text:p text:style-name="P30"><text:span text:style-name="Default_20_Paragraph_20_Font"><text:span text:style-name="T3">Internal documention of the LVB program, consisting of HTML files in the </text:span></text:span><text:span text:style-name="HTML_20_Code"><text:span text:style-name="T3">docs_programmer</text:span></text:span><text:span text:style-name="Default_20_Paragraph_20_Font"><text:span text:style-name="T3"> directory (see below).</text:span></text:span></text:p>
        </text:list-item>
      </text:list>
      <text:p text:style-name="P12"><text:span text:style-name="Default_20_Paragraph_20_Font"><text:span text:style-name="T3">After changing the source code or </text:span></text:span><text:span text:style-name="HTML_20_Code"><text:span text:style-name="T3">Makefile</text:span></text:span><text:span text:style-name="Default_20_Paragraph_20_Font"><text:span text:style-name="T3">, it is safer to always make again from scratch.</text:span></text:span></text:p>
      <text:p text:style-name="P11"/>
      <text:h text:style-name="P26" text:outline-level="1"><text:bookmark-start text:name="_Toc535856838"/>Running LVB<text:bookmark-end text:name="_Toc535856838"/></text:h>
      <text:p text:style-name="P12"><text:bookmark text:name="running_lvb"/><text:bookmark text:name="description"/><text:span text:style-name="Strong_20_Emphasis"><text:span text:style-name="T9">LVB</text:span></text:span><text:span text:style-name="Default_20_Paragraph_20_Font"><text:span text:style-name="T3"> is a command-line program.</text:span></text:span></text:p>
      <text:p text:style-name="P12"><text:span text:style-name="Strong_20_Emphasis"><text:span text:style-name="T15">By default, </text:span></text:span><text:span text:style-name="Strong_20_Emphasis"><text:span text:style-name="T9">LVB</text:span></text:span><text:span text:style-name="Default_20_Paragraph_20_Font"><text:span text:style-name="T3">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text:span text:style-name="Strong_20_Emphasis"><text:span text:style-name="T9">LVB</text:span></text:span><text:span text:style-name="Default_20_Paragraph_20_Font"><text:span text:style-name="T3"> logs progress information and errors to the screen.</text:span></text:span></text:p>
      <text:h text:style-name="P26" text:outline-level="1"><text:bookmark text:name="macos_x"/><text:bookmark-start text:name="_Toc535856839"/>Command-Line Options<text:bookmark-end text:name="_Toc535856839"/></text:h>
      <text:p text:style-name="P7">Help (-? or -h)</text:p>
      <text:p text:style-name="P8">For help type:</text:p>
      <text:p text:style-name="P21">LVB -?</text:p>
      <text:p text:style-name="P21"/>
      <text:h text:style-name="P31" text:outline-level="3"><text:bookmark-start text:name="_Toc535856840"/>Algorithm Selection (-a)<text:bookmark-end text:name="_Toc535856840"/></text:h>
      <text:p text:style-name="P21">LVB comprises of three algorithms. The first algorithm (-a0) utilises branch-swapping algorithms in an alternating procedure, interchanging between NNI and SPR for any given number of iterations as a method of refining topologies in a hill-climbing methodology. The second algorithm (-a1) incorporates TBR into the iterative alternating procedure of algorithm one. Algorithm three (-a2) operates a self-learning approach whereby branch-swapping algorithms are selected based on previous success/failures at identifying more parsimonious phylogenies.</text:p>
      <text:p text:style-name="P21"/>
      <text:h text:style-name="P33" text:outline-level="3"><text:bookmark-start text:name="_Toc535856841"/>Bootstrapping (-b)<text:bookmark-end text:name="_Toc535856841"/></text:h>
      <text:p text:style-name="P12"><text:span text:style-name="Strong_20_Emphasis"><text:span text:style-name="T9">LVB</text:span></text:span><text:span text:style-name="Default_20_Paragraph_20_Font"><text:span text:style-name="T3"> allows from 1 to 1000000 bootstrap replicates. For each replicate, a bootstrap sample of sites in the alignment is generated and analysed.</text:span></text:span></text:p>
      <text:p text:style-name="P12"><text:span text:style-name="Default_20_Paragraph_20_Font"><text:span text:style-name="T3">For an alignment matrix of </text:span></text:span><text:span text:style-name="Emphasis"><text:span text:style-name="T3">m</text:span></text:span><text:span text:style-name="Default_20_Paragraph_20_Font"><text:span text:style-name="T3"> sites, each bootstrap replicate contains </text:span></text:span><text:span text:style-name="Emphasis"><text:span text:style-name="T3">m</text:span></text:span><text:span text:style-name="Default_20_Paragraph_20_Font"><text:span text:style-name="T3"> sites, randomly sampled with replacement from the originals. Compared to the original alignment, it is likely that some sites are left out, some are present once, and others are present twice or more. In </text:span></text:span><text:span text:style-name="Strong_20_Emphasis"><text:span text:style-name="T9">LVB</text:span></text:span><text:span text:style-name="Default_20_Paragraph_20_Font"><text:span text:style-name="T3"> the probability of sampling a site is equal for all sites, irrespective of whether the site varies or is constant.</text:span></text:span></text:p>
      <text:p text:style-name="P8"><text:soft-page-break/>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8">The default is zero (no bootstrapping).</text:p>
      <text:p text:style-name="P16"><text:span text:style-name="Default_20_Paragraph_20_Font"><text:span text:style-name="T5">Example</text:span></text:span><text:span text:style-name="Default_20_Paragraph_20_Font"><text:span text:style-name="T3">. Perform 100 bootstraps:</text:span></text:span></text:p>
      <text:p text:style-name="P21">LVB -b 100</text:p>
      <text:p text:style-name="P21"/>
      <text:h text:style-name="P35" text:outline-level="3"><text:bookmark-start text:name="_Toc535856842"/>Cooling Schedule (-c)<text:bookmark-end text:name="_Toc535856842"/></text:h>
      <text:p text:style-name="P12"><text:span text:style-name="Default_20_Paragraph_20_Font"><text:span text:style-name="T3">There are two types of cooling schedule. ‘Geometric’ (g) causes </text:span></text:span><text:span text:style-name="Strong_20_Emphasis"><text:span text:style-name="T3">LVB</text:span></text:span><text:span text:style-name="Default_20_Paragraph_20_Font"><text:span text:style-name="T3"> to run rapidly and usually gives results of good quality. (In the simulated annealing heuristic search, the relation between one level of the ‘temperature’ and the next is set to exponential decay.) This is the default. ‘Linear’ (l) causes </text:span></text:span><text:span text:style-name="Strong_20_Emphasis"><text:span text:style-name="T3">LVB</text:span></text:span><text:span text:style-name="Default_20_Paragraph_20_Font"><text:span text:style-name="T3"> to run more slowly and may give results of even better quality. (The relation between one level of the ‘temperature’ and the next is set to linear decrease.)</text:span></text:span></text:p>
      <text:p text:style-name="P12"><text:span text:style-name="Default_20_Paragraph_20_Font"><text:span text:style-name="T5">Example</text:span></text:span><text:span text:style-name="Default_20_Paragraph_20_Font"><text:span text:style-name="T3">. The following sets the cooling schedule to linear:</text:span></text:span></text:p>
      <text:p text:style-name="P21">LVB -c l</text:p>
      <text:h text:style-name="P32" text:outline-level="3"><text:bookmark-start text:name="_Toc535856843"/>Input File (-i)<text:bookmark-end text:name="_Toc535856843"/></text:h>
      <text:p text:style-name="P10">The default input file name for the multiple alignment is infile, but is possible to define another name.</text:p>
      <text:p text:style-name="P12"><text:span text:style-name="Default_20_Paragraph_20_Font"><text:span text:style-name="T6">Example</text:span></text:span><text:span text:style-name="Default_20_Paragraph_20_Font"><text:span text:style-name="T12">. Use the file alignment.phy as input:</text:span></text:span></text:p>
      <text:p text:style-name="P10">LVB -i alignment.phy</text:p>
      <text:p text:style-name="P12"><text:span text:style-name="Default_20_Paragraph_20_Font"><text:span text:style-name="T12">See also ‘Data matrix format (-m)’.</text:span></text:span></text:p>
      <text:h text:style-name="P35" text:outline-level="3"><text:bookmark-start text:name="_Toc535856844"/>Data Matrix Format (-m)<text:bookmark-end text:name="_Toc535856844"/></text:h>
      <text:p text:style-name="P12"><text:span text:style-name="Strong_20_Emphasis"><text:span text:style-name="T3">LVB</text:span></text:span><text:span text:style-name="Default_20_Paragraph_20_Font"><text:span text:style-name="T3"> can read matrices in PHYLIP 3.6 </text:span></text:span><text:span text:style-name="Emphasis"><text:span text:style-name="T3">interleaved,</text:span></text:span><text:span text:style-name="Default_20_Paragraph_20_Font"><text:span text:style-name="T3"> PHYLIP 3.6 </text:span></text:span><text:span text:style-name="Emphasis"><text:span text:style-name="T3">sequential, FASTA, Nexus, MSF and Clustal </text:span></text:span><text:span text:style-name="Default_20_Paragraph_20_Font"><text:span text:style-name="T3">format. These are described in the section, below.</text:span></text:span></text:p>
      <text:p text:style-name="P8">Use this option to specify what format your data is [phylip|fasta|nexus|msf|clustal].</text:p>
      <text:p text:style-name="P8">The default is PHYLIP.</text:p>
      <text:p text:style-name="P12"><text:span text:style-name="Default_20_Paragraph_20_Font"><text:span text:style-name="T5">Example</text:span></text:span><text:span text:style-name="Default_20_Paragraph_20_Font"><text:span text:style-name="T3">. The following specifies the input is in Fasta format:</text:span></text:span></text:p>
      <text:p text:style-name="P8">LVB -m fasta</text:p>
      <text:p text:style-name="P8">See also ‘Input file name (-i)’.</text:p>
      <text:p text:style-name="P17"><text:soft-page-break/>Note on format</text:p>
      <text:p text:style-name="P8">The simplest type of data matrix in PHYLIP 3.6 format looks something like this:</text:p>
      <text:p text:style-name="P18"><text:span text:style-name="HTML_20_Code"><text:span text:style-name="T11"><text:s/></text:span></text:span><text:span text:style-name="HTML_20_Code"><text:span text:style-name="T3">6 13<text:line-break/>Archaeopt CGATGCTTAC CGC<text:line-break/>HesperorniCGTTACTCGT TGT<text:line-break/>BaluchitheTAATGTTAAT TGT<text:line-break/>B. virginiTAATGTTCGT TGT<text:line-break/>BrontosaurCAAAACCCAT CAT<text:line-break/>B.subtilisGGCAGCCAAT CAC</text:span></text:span></text:p>
      <text:p text:style-name="P8">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2"><text:span text:style-name="Default_20_Paragraph_20_Font"><text:span text:style-name="T3">The name should come right at the start of the line, without any preceding blanks or tabs. It should be ten characters in length, filled out to the full ten characters by trailing blanks if shorter. Any printable ASCII character is allowed in the name, </text:span></text:span><text:span text:style-name="Default_20_Paragraph_20_Font"><text:span text:style-name="T5">except</text:span></text:span><text:span text:style-name="Default_20_Paragraph_20_Font"><text:span text:style-name="T3"> for parentheses ‘(’ and ‘)’, square brackets ‘[’ and ‘]’, colon ‘:’, semicolon ‘;’ and comma ‘,’. If you forget to extend the names to ten characters in length by blanks, an error message will result.</text:span></text:span></text:p>
      <text:p text:style-name="P8">The biological characters (bases or gaps) are each a single ASCII character, sometimes separated by blanks.</text:p>
      <text:p text:style-name="P12"><text:span text:style-name="Default_20_Paragraph_20_Font"><text:span text:style-name="T3">The sequences can continue over multiple lines. When this is done the sequences must be either in </text:span></text:span><text:span text:style-name="Emphasis"><text:span text:style-name="T3">interleaved</text:span></text:span><text:span text:style-name="Default_20_Paragraph_20_Font"><text:span text:style-name="T3"> format or </text:span></text:span><text:span text:style-name="Emphasis"><text:span text:style-name="T3">sequential</text:span></text:span><text:span text:style-name="Default_20_Paragraph_20_Font"><text:span text:style-name="T3">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span></text:p>
      <text:p text:style-name="P18"><text:span text:style-name="HTML_20_Code"><text:span text:style-name="T11"><text:s/></text:span></text:span><text:span text:style-name="HTML_20_Code"><text:span text:style-name="T3">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8">while in sequential format the same sequences would be:</text:p>
      <text:p text:style-name="P12"><text:span text:style-name="HTML_20_Code"><text:span text:style-name="T11"><text:s/></text:span></text:span><text:span text:style-name="HTML_20_Code"><text:span text:style-name="T3">5 42<text:line-break/>Turkey <text:s text:c="3"/>AAGCTNGGGC ATTTCAGGGT<text:line-break/>GAGCCCGGGC AATACAGGGT AT<text:line-break/>Salmo gairAAGCCTTGGC AGTGCAGGGT<text:line-break/></text:span></text:span><text:soft-page-break/><text:span text:style-name="HTML_20_Code"><text:span text:style-name="T3">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12"><text:span text:style-name="Default_20_Paragraph_20_Font"><text:span text:style-name="T3">If each sequence only occupies one line in the matrix file, there is no difference between sequential and interleaved format and </text:span></text:span><text:span text:style-name="Strong_20_Emphasis"><text:span text:style-name="T3">LVB</text:span></text:span><text:span text:style-name="Default_20_Paragraph_20_Font"><text:span text:style-name="T3"> can read the file in either way. Other than this special case, it is important not to read an interleaved matrix as sequential or a sequential matrix as interleaved. A </text:span></text:span><text:span text:style-name="HTML_20_Code"><text:span text:style-name="T3">BAD BASE</text:span></text:span><text:span text:style-name="Default_20_Paragraph_20_Font"><text:span text:style-name="T3"> error message often indicates that the wrong format has been specified.</text:span></text:span></text:p>
      <text:p text:style-name="P8">Note that a portion of a sequence like this:</text:p>
      <text:p text:style-name="P15"><text:span text:style-name="HTML_20_Code"><text:span text:style-name="T3">300 AAGCGTGAAC GTTGTACTAA TRCAG</text:span></text:span></text:p>
      <text:p text:style-name="P8">is perfectly legal, assuming that the sequence name has gone before and is filled out to full length by blanks. The above digits and blanks will be ignored, the sequence being taken as starting at the first base symbol (in this case an A). This should enable you to use output from many multiple-sequence alignment programs with only minimal editing.</text:p>
      <text:p text:style-name="P12"><text:span text:style-name="Default_20_Paragraph_20_Font"><text:span text:style-name="T8">LVB</text:span></text:span><text:span text:style-name="Default_20_Paragraph_20_Font"><text:span text:style-name="T3"> may have difficulties with spaces at the end of lines. The symptoms of this problem are that </text:span></text:span><text:span text:style-name="Default_20_Paragraph_20_Font"><text:span text:style-name="T8">LVB</text:span></text:span><text:span text:style-name="Default_20_Paragraph_20_Font"><text:span text:style-name="T3"> complains about a </text:span></text:span><text:span text:style-name="HTML_20_Code"><text:span text:style-name="T3">BAD BASE</text:span></text:span><text:span text:style-name="Default_20_Paragraph_20_Font"><text:span text:style-name="T3">, and you can find no other cause for this complaint. The problem may be avoided by deleting any spaces at the end of lines.</text:span></text:span></text:p>
      <text:p text:style-name="P12"><text:span text:style-name="Default_20_Paragraph_20_Font"><text:span text:style-name="T3">In interleaved format the present version of </text:span></text:span><text:span text:style-name="Strong_20_Emphasis"><text:span text:style-name="T3">LVB</text:span></text:span><text:span text:style-name="Default_20_Paragraph_20_Font"><text:span text:style-name="T3">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text:span text:style-name="Strong_20_Emphasis"><text:span text:style-name="T3">LVB</text:span></text:span><text:span text:style-name="Default_20_Paragraph_20_Font"><text:span text:style-name="T3"> complains that the sequences are not properly aligned, and you can find no other cause for this complaint.</text:span></text:span></text:p>
      <text:p text:style-name="P12"><text:span text:style-name="Default_20_Paragraph_20_Font"><text:span text:style-name="T5">Bases</text:span></text:span><text:span text:style-name="Default_20_Paragraph_20_Font"><text:span text:style-name="T3">. The sequences may contain A’s, G’s, C’s and T’s (or U’s, which </text:span></text:span><text:span text:style-name="Strong_20_Emphasis"><text:span text:style-name="T3">LVB</text:span></text:span><text:span text:style-name="Default_20_Paragraph_20_Font"><text:span text:style-name="T3"> treats as equivalent to T’s). Each ASCII character in the sequence must be one of the letters </text:span></text:span><text:span text:style-name="HTML_20_Code"><text:span text:style-name="T3">A</text:span></text:span><text:span text:style-name="Default_20_Paragraph_20_Font"><text:span text:style-name="T3">, </text:span></text:span><text:span text:style-name="HTML_20_Code"><text:span text:style-name="T3">B</text:span></text:span><text:span text:style-name="Default_20_Paragraph_20_Font"><text:span text:style-name="T3">, </text:span></text:span><text:span text:style-name="HTML_20_Code"><text:span text:style-name="T3">C</text:span></text:span><text:span text:style-name="Default_20_Paragraph_20_Font"><text:span text:style-name="T3">, </text:span></text:span><text:span text:style-name="HTML_20_Code"><text:span text:style-name="T3">D</text:span></text:span><text:span text:style-name="Default_20_Paragraph_20_Font"><text:span text:style-name="T3">, </text:span></text:span><text:span text:style-name="HTML_20_Code"><text:span text:style-name="T3">G</text:span></text:span><text:span text:style-name="Default_20_Paragraph_20_Font"><text:span text:style-name="T3">, </text:span></text:span><text:span text:style-name="HTML_20_Code"><text:span text:style-name="T3">H</text:span></text:span><text:span text:style-name="Default_20_Paragraph_20_Font"><text:span text:style-name="T3">, </text:span></text:span><text:span text:style-name="HTML_20_Code"><text:span text:style-name="T3">K</text:span></text:span><text:span text:style-name="Default_20_Paragraph_20_Font"><text:span text:style-name="T3">, </text:span></text:span><text:span text:style-name="HTML_20_Code"><text:span text:style-name="T3">M</text:span></text:span><text:span text:style-name="Default_20_Paragraph_20_Font"><text:span text:style-name="T3">, </text:span></text:span><text:span text:style-name="HTML_20_Code"><text:span text:style-name="T3">N</text:span></text:span><text:span text:style-name="Default_20_Paragraph_20_Font"><text:span text:style-name="T3">, </text:span></text:span><text:span text:style-name="HTML_20_Code"><text:span text:style-name="T3">R</text:span></text:span><text:span text:style-name="Default_20_Paragraph_20_Font"><text:span text:style-name="T3">, </text:span></text:span><text:span text:style-name="HTML_20_Code"><text:span text:style-name="T3">S</text:span></text:span><text:span text:style-name="Default_20_Paragraph_20_Font"><text:span text:style-name="T3">, </text:span></text:span><text:span text:style-name="HTML_20_Code"><text:span text:style-name="T3">T</text:span></text:span><text:span text:style-name="Default_20_Paragraph_20_Font"><text:span text:style-name="T3">, </text:span></text:span><text:span text:style-name="HTML_20_Code"><text:span text:style-name="T3">U</text:span></text:span><text:span text:style-name="Default_20_Paragraph_20_Font"><text:span text:style-name="T3">, </text:span></text:span><text:span text:style-name="HTML_20_Code"><text:span text:style-name="T3">V</text:span></text:span><text:span text:style-name="Default_20_Paragraph_20_Font"><text:span text:style-name="T3">, </text:span></text:span><text:span text:style-name="HTML_20_Code"><text:span text:style-name="T3">W</text:span></text:span><text:span text:style-name="Default_20_Paragraph_20_Font"><text:span text:style-name="T3">, </text:span></text:span><text:span text:style-name="HTML_20_Code"><text:span text:style-name="T3">X</text:span></text:span><text:span text:style-name="Default_20_Paragraph_20_Font"><text:span text:style-name="T3">, </text:span></text:span><text:span text:style-name="HTML_20_Code"><text:span text:style-name="T3">Y</text:span></text:span><text:span text:style-name="Default_20_Paragraph_20_Font"><text:span text:style-name="T3">, </text:span></text:span><text:span text:style-name="HTML_20_Code"><text:span text:style-name="T3">?</text:span></text:span><text:span text:style-name="Default_20_Paragraph_20_Font"><text:span text:style-name="T3">, or </text:span></text:span><text:span text:style-name="HTML_20_Code"><text:span text:style-name="T3">-</text:span></text:span><text:span text:style-name="Default_20_Paragraph_20_Font"><text:span text:style-name="T3"> (a period is not allowed, because it is used in different senses in different programs). Blanks will be ignored, and so will numerical digits.</text:span></text:span></text:p>
      <text:p text:style-name="P8">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18"><text:soft-page-break/><text:span text:style-name="HTML_20_Code"><text:span text:style-name="T13">Symbol:<text:tab/>Meaning: <text:s text:c="30"/></text:span></text:span><text:span text:style-name="HTML_20_Code"><text:span text:style-name="T3"><text:line-break/>A<text:tab/>Adenine<text:line-break/>G<text:tab/>Guanine<text:line-break/>C<text:tab/>Cytosine<text:line-break/>T<text:tab/>Thymine<text:line-break/>U<text:tab/>Uracil (treated as T by LVB)<text:line-break/>Y<text:tab/>pYrimidine (C or T)<text:line-break/>R<text:tab/>puRine (A or G)<text:line-break/>W<text:tab/>‘Weak’ (A or T)<text:line-break/>S<text:tab/>‘Strong’ (C or G)<text:line-break/>K<text:tab/>‘Keto’ (T or G)<text:line-break/>M<text:tab/>‘aMino’ (C or A)<text:line-break/>B<text:tab/>not A (C or G or T)<text:line-break/>D<text:tab/>not C (A or G or T)<text:line-break/>H<text:tab/>not G (A or C or T)<text:line-break/>V<text:tab/>not T (A or C or G)<text:line-break/>N<text:tab/>aNy base (A or C or G or T)<text:line-break/>X<text:tab/>any base (A or C or G or T)<text:line-break/>?<text:tab/>unknown (A or C or G or T)<text:line-break/></text:span></text:span><text:span text:style-name="HTML_20_Code"><text:span text:style-name="T13">-<text:tab/>unknown (A or C or G or T)</text:span></text:span></text:p>
      <text:h text:style-name="P31" text:outline-level="3"><text:bookmark-start text:name="_Toc535856845"/>Outtree (-o)<text:bookmark-end text:name="_Toc535856845"/></text:h>
      <text:p text:style-name="P8">Without bootstrapping, the output file contains the most parsimonious tree or trees found. With bootstrapping, the ouput file contains one most parsimonious tree found for each replicate.</text:p>
      <text:p text:style-name="P8">Trees use a subset of the ‘Newick standard’ tree format. This is accepted by many other programs.</text:p>
      <text:p text:style-name="P12"><text:span text:style-name="Default_20_Paragraph_20_Font"><text:span text:style-name="T3">Trees may be converted to graphics files using the </text:span></text:span><text:span text:style-name="HTML_20_Code"><text:span text:style-name="T3">drawtree</text:span></text:span><text:span text:style-name="Default_20_Paragraph_20_Font"><text:span text:style-name="T3"> program of the PHYLIP package. They may also be viewed and printed using the separate program, Mesquite.</text:span></text:span></text:p>
      <text:p text:style-name="P12"><text:span text:style-name="Default_20_Paragraph_20_Font"><text:span text:style-name="T3">Without bootstrapping, if more than one equally parsimonious tree is found, these may be combined in various ways using </text:span></text:span><text:span text:style-name="HTML_20_Code"><text:span text:style-name="T3">consense</text:span></text:span><text:span text:style-name="Default_20_Paragraph_20_Font"><text:span text:style-name="T3"> in the PHYLIP package. With bootstrapping, </text:span></text:span><text:span text:style-name="HTML_20_Code"><text:span text:style-name="T3">consense</text:span></text:span><text:span text:style-name="Default_20_Paragraph_20_Font"><text:span text:style-name="T3"> is useful to generate the majority rule consensus tree.</text:span></text:span></text:p>
      <text:p text:style-name="P12"><text:span text:style-name="Default_20_Paragraph_20_Font"><text:span text:style-name="T3">Output trees are unrooted and branch lengths are not given. Some software (e.g. Mesquite) will display these trees as if they are rooted, but </text:span></text:span><text:span text:style-name="Default_20_Paragraph_20_Font"><text:span text:style-name="T5">the default root position is entirely arbitrary. It must not be regarded as biologically meaningful</text:span></text:span><text:span text:style-name="Default_20_Paragraph_20_Font"><text:span text:style-name="T3">.</text:span></text:span></text:p>
      <text:p text:style-name="P12"><text:span text:style-name="Default_20_Paragraph_20_Font"><text:span text:style-name="T3">Trees may be rooted with the </text:span></text:span><text:span text:style-name="HTML_20_Code"><text:span text:style-name="T3">retree</text:span></text:span><text:span text:style-name="Default_20_Paragraph_20_Font"><text:span text:style-name="T3"> program of the PHYLIP package. Trees may also be rooted and branch lengths (under various models of character state change) may be obtained by importing the data matrix and tree into Mesquite.</text:span></text:span></text:p>
      <text:p text:style-name="P16"><text:span text:style-name="Default_20_Paragraph_20_Font"><text:span text:style-name="T3">The default file name is </text:span></text:span><text:span text:style-name="HTML_20_Code"><text:span text:style-name="T3">outtree.</text:span></text:span></text:p>
      <text:p text:style-name="P12"><text:span text:style-name="HTML_20_Code"><text:span text:style-name="T3">Example. Output to a file named trees.phy:</text:span></text:span></text:p>
      <text:p text:style-name="P12"><text:span text:style-name="HTML_20_Code"><text:span text:style-name="T3">LVB -o trees.phy</text:span></text:span></text:p>
      <text:h text:style-name="P36" text:outline-level="3"><text:bookmark-start text:name="_Toc535856846"/><text:soft-page-break/><text:span text:style-name="Default_20_Paragraph_20_Font"><text:span text:style-name="T12">Threading (-p)</text:span></text:span><text:bookmark-end text:name="_Toc535856846"/></text:h>
      <text:p text:style-name="P12"><text:span text:style-name="Strong_20_Emphasis"><text:span text:style-name="T3">LVB</text:span></text:span><text:span text:style-name="Default_20_Paragraph_20_Font"><text:span text:style-name="T3"> allows the use of multiple threads, which can make it run faster on a multi-core computer. The number of threads is adjusted internally to suit your data, and may be fewer than requested. The default is to use one thread.</text:span></text:span></text:p>
      <text:p text:style-name="P12"><text:span text:style-name="Default_20_Paragraph_20_Font"><text:span text:style-name="T5">Example</text:span></text:span><text:span text:style-name="Default_20_Paragraph_20_Font"><text:span text:style-name="T3">. Run </text:span></text:span><text:span text:style-name="Default_20_Paragraph_20_Font"><text:span text:style-name="T8">LVB</text:span></text:span><text:span text:style-name="Default_20_Paragraph_20_Font"><text:span text:style-name="T3"> using two threads:</text:span></text:span></text:p>
      <text:p text:style-name="P21"><text:bookmark text:name="random_number_seed"/>LVB -p 2</text:p>
      <text:p text:style-name="P21"/>
      <text:h text:style-name="P34" text:outline-level="3"><text:bookmark-start text:name="_Toc535856847"/><text:span text:style-name="Default_20_Paragraph_20_Font"><text:span text:style-name="T12">Random Number Seed (-s)</text:span></text:span><text:bookmark-end text:name="_Toc535856847"/></text:h>
      <text:p text:style-name="P12"><text:span text:style-name="Default_20_Paragraph_20_Font"><text:span text:style-name="T3">Is it possible to pass the seed number, but by default value is taken from the system clock and hence will vary from one analysis to the next, changing every second. The default is usually appropriate. However, if several instances of </text:span></text:span><text:span text:style-name="Default_20_Paragraph_20_Font"><text:span text:style-name="T8">LVB</text:span></text:span><text:span text:style-name="Default_20_Paragraph_20_Font"><text:span text:style-name="T3"> are being launched simultaneously, for example on a computer cluster, specifying a unique seed for each instance is preferable. The seed must be an integer in the range 0 to 900000000, inclusive.</text:span></text:span></text:p>
      <text:p text:style-name="P12"><text:span text:style-name="Default_20_Paragraph_20_Font"><text:span text:style-name="T5">Example</text:span></text:span><text:span text:style-name="Default_20_Paragraph_20_Font"><text:span text:style-name="T3">. The following sets the random number seed to 1039960:</text:span></text:span></text:p>
      <text:p text:style-name="P24">LVB -s 1039960</text:p>
      <text:h text:style-name="P32" text:outline-level="3"><text:bookmark-start text:name="_Toc535856848"/>Trees (-t)<text:bookmark-end text:name="_Toc535856848"/></text:h>
      <text:p text:style-name="Text_20_body"><text:span text:style-name="Default_20_Paragraph_20_Font"><text:span text:style-name="T3">The number of trees to save during the search. Once the limit is reached, LVB will output trees found so far, and halt. These trees should not be considered a final result. Rather, the option may be used as a last-resort measure, to prevent </text:span></text:span><text:span text:style-name="Default_20_Paragraph_20_Font"><text:span text:style-name="T8">LVB</text:span></text:span><text:span text:style-name="Default_20_Paragraph_20_Font"><text:span text:style-name="T3"> exhausting the RAM or address space on your computer.</text:span></text:span></text:p>
      <text:p text:style-name="P25">The default is to save all trees (no limit).</text:p>
      <text:p text:style-name="P25"/>
      <text:h text:style-name="P34" text:outline-level="3"><text:bookmark-start text:name="_Toc535856849"/><text:span text:style-name="Default_20_Paragraph_20_Font"><text:span text:style-name="T12">Verbose (-v)</text:span></text:span><text:bookmark-end text:name="_Toc535856849"/></text:h>
      <text:p text:style-name="P19">Run LVB verbosely. For most users, this will not be helpful.</text:p>
      <text:h text:style-name="P26" text:outline-level="1"><text:bookmark text:name="output"/><text:bookmark-start text:name="_Toc535856850"/>Output<text:bookmark-end text:name="_Toc535856850"/></text:h>
      <text:p text:style-name="P12"><text:span text:style-name="Strong_20_Emphasis"><text:span text:style-name="T3">LVB</text:span></text:span><text:span text:style-name="Default_20_Paragraph_20_Font"><text:span text:style-name="T3"> logs its version, details of the analysis, indication of progress and any errors encountered to the standard output, which is usually the screen.</text:span></text:span></text:p>
      <text:p text:style-name="P12"><text:span text:style-name="Default_20_Paragraph_20_Font"><text:span text:style-name="T3">Without bootstrapping, the ‘temperature’, rearrangement number (iteration) of the search and current tree length are logged periodically. During simulated annealing, the tree length can go up as well as down. </text:span></text:span><text:span text:style-name="Default_20_Paragraph_20_Font"><text:span text:style-name="T8">LVB</text:span></text:span><text:span text:style-name="Default_20_Paragraph_20_Font"><text:span text:style-name="T3"> keeps and outputs the shortest trees encountered during its search. The length of this tree or trees is logged to the screen near end of the analysis.</text:span></text:span></text:p>
      <text:p text:style-name="P8">With bootstrapping, the replicate number is logged, along with the number of rearrangements tries, the number of trees output (currently always 1) and length of tree found for that replicate.</text:p>
      <text:h text:style-name="P37" text:outline-level="2"><text:bookmark text:name="documentation"/><text:bookmark text:name="compiling_lvb"/><text:bookmark-start text:name="_Toc535856851"/><text:soft-page-break/>Documentation<text:bookmark-end text:name="_Toc535856851"/></text:h>
      <text:p text:style-name="P12"><text:span text:style-name="Default_20_Paragraph_20_Font"><text:span text:style-name="T3">The source for the main documentation (i.e. this file) is </text:span></text:span><text:span text:style-name="HTML_20_Code"><text:span text:style-name="T3">LVB_manual.odt</text:span></text:span><text:span text:style-name="Default_20_Paragraph_20_Font"><text:span text:style-name="T3"> in the </text:span></text:span><text:span text:style-name="HTML_20_Code"><text:span text:style-name="T3">LVB_MAIN</text:span></text:span><text:span text:style-name="Default_20_Paragraph_20_Font"><text:span text:style-name="T3"> directory. make invokes LibreOffice to convert this to PDF format, LVB_manual.pdf. For this to work, the LibreOffice program soffice must be on your PATH; and you must not be running LibreOffice when you make.</text:span></text:span></text:p>
      <text:p text:style-name="P12"><text:span text:style-name="Default_20_Paragraph_20_Font"><text:span text:style-name="T3">Internal documentation might be of interest to people who wish to modify or re-use the source code of LVB. During a successful build, documentation in </text:span></text:span><text:span text:style-name="HTML_20_Code"><text:span text:style-name="T3">docs_programmer/</text:span></text:span><text:span text:style-name="Default_20_Paragraph_20_Font"><text:span text:style-name="T3"> is automatically extracted from POD-format comments within the LVB source code. The internal documentation is incomplete and out of date.</text:span></text:span></text:p>
      <text:h text:style-name="P26" text:outline-level="1"><text:bookmark text:name="support"/><text:bookmark-start text:name="_Toc535856852"/>Support and Registration<text:bookmark-end text:name="_Toc535856852"/></text:h>
      <text:p text:style-name="P12"><text:span text:style-name="Default_20_Paragraph_20_Font"><text:span text:style-name="T3">Please send questions and bug reports to: Daniel Barker, email </text:span></text:span><text:a xlink:type="simple" xlink:href="mailto:db60@st-andrews.ac.uk" office:target-frame-name="_top" xlink:show="replace" text:style-name="Internet_20_link" text:visited-style-name="Visited_20_Internet_20_Link"><text:span text:style-name="Default_20_Paragraph_20_Font"><text:span text:style-name="T3">db60@st-andrews.ac.uk</text:span></text:span></text:a></text:p>
      <text:p text:style-name="P12"><text:span text:style-name="Default_20_Paragraph_20_Font"><text:span text:style-name="T3">To be placed on an email list to receive information on new versions, please <text:s/>email<text:line-break/></text:span></text:span><text:a xlink:type="simple" xlink:href="mailto:db60@st-andrews.ac.uk" office:target-frame-name="_top" xlink:show="replace" text:style-name="Internet_20_link" text:visited-style-name="Visited_20_Internet_20_Link"><text:span text:style-name="Default_20_Paragraph_20_Font"><text:span text:style-name="T3">db60@st-andrews.ac.uk</text:span></text:span></text:a><text:span text:style-name="Default_20_Paragraph_20_Font"><text:span text:style-name="T3"> with subject ‘Register as LVB user’.</text:span></text:span></text:p>
      <text:p text:style-name="P14"/>
      <text:h text:style-name="Heading_20_1" text:outline-level="1"><text:bookmark text:name="acknowledgements"/><text:bookmark-start text:name="_Toc535856853"/><text:span text:style-name="Default_20_Paragraph_20_Font"><text:span text:style-name="T2">Acknowledgements</text:span></text:span><text:bookmark-end text:name="_Toc535856853"/></text:h>
      <text:p text:style-name="P8">Most of the above documentation for infile is taken from the PHYLIP manual. We wish to thank Joe Felsenstein for making PHYLIP freely available.</text:p>
      <text:p text:style-name="P12"><text:bookmark text:name="item_LVB_Web_page"/><text:bookmark text:name="see_also"/><text:span text:style-name="Strong_20_Emphasis"><text:span text:style-name="T3">LVB Web site</text:span></text:span><text:span text:style-name="Strong_20_Emphasis"><text:span text:style-name="T10">: </text:span></text:span><text:a xlink:type="simple" xlink:href="http://eggg.st-andrews.ac.uk/lvb" office:target-frame-name="_top" xlink:show="replace" text:style-name="Internet_20_link" text:visited-style-name="Visited_20_Internet_20_Link"><text:span text:style-name="Internet_20_link"><text:span text:style-name="T3">http://eggg.st-andrews.ac.uk/LVB</text:span></text:span></text:a></text:p>
      <text:p text:style-name="P12"><text:bookmark text:name="item_PHYLIP"/><text:span text:style-name="Strong_20_Emphasis"><text:span text:style-name="T3">PHYLIP: </text:span></text:span><text:a xlink:type="simple" xlink:href="http://evolution.genetics.washington.edu/phylip.html" office:target-frame-name="_top" xlink:show="replace" text:style-name="Internet_20_link" text:visited-style-name="Visited_20_Internet_20_Link"><text:span text:style-name="Internet_20_link"><text:span text:style-name="T3">http://evolution.genetics.washington.edu/phylip.html</text:span></text:span></text:a></text:p>
      <text:p text:style-name="P12"><text:bookmark text:name="item_Mesquite"/><text:span text:style-name="Strong_20_Emphasis"><text:span text:style-name="T3">Mesquite:</text:span></text:span><text:span text:style-name="Strong_20_Emphasis"><text:span text:style-name="T10"> </text:span></text:span><text:a xlink:type="simple" xlink:href="http://mesquiteproject.wikispaces.com/" office:target-frame-name="_top" xlink:show="replace" text:style-name="Internet_20_link" text:visited-style-name="Visited_20_Internet_20_Link"><text:span text:style-name="Strong_20_Emphasis"><text:span text:style-name="T10">http://mesquiteproject.wikispaces.com</text:span></text:span></text:a></text:p>
      <text:h text:style-name="Heading_20_1" text:outline-level="1"><text:bookmark-start text:name="_Toc535856854"/><text:span text:style-name="Default_20_Paragraph_20_Font"><text:span text:style-name="T2">References</text:span></text:span><text:bookmark-end text:name="_Toc5358568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Courier" svg:font-family="Courie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fo:hyphenation-ladder-count="no-limit"/>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fo:hyphenation-ladder-count="no-limit"/>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hyphenation-ladder-count="no-limit"/>
      <style:text-properties fo:font-size="13.5pt" fo:font-weight="bold" style:font-size-asian="13.5pt" style:font-weight-asian="bold" style:font-size-complex="13.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system" style:font-pitch="variable" style:font-name-asian="Courier" style:font-family-asian="Courier" style:font-family-generic-asian="system" style:font-pitch-asian="variable" style:font-name-complex="Courier" style:font-family-complex="Courier" style:font-family-generic-complex="system"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style:style>
    <style:style style:name="TOC_20_Heading" style:display-name="TOC Heading" style:family="paragraph" style:parent-style-name="Heading_20_1" style:next-style-name="Normal" style:default-outline-level="1" style:list-style-name="">
      <style:paragraph-properties fo:margin-top="0.1665in" fo:margin-bottom="0in" loext:contextual-spacing="false" fo:line-height="106%" fo:keep-together="always" fo:orphans="2" fo:widows="2" fo:hyphenation-ladder-count="no-limit" fo:keep-with-next="always" style:vertical-align="auto"/>
      <style:text-properties fo:color="#2f5496" style:font-name="Calibri Light" fo:font-family="'Calibri Light'"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339933"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3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system" style:font-pitch="variable" fo:font-size="10pt" style:font-name-asian="MS Mincho" style:font-family-asian="'MS Mincho'" style:font-family-generic-asian="modern" style:font-pitch-asian="fixed" style:font-size-asian="10pt" style:font-name-complex="Courier"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oe</meta:initial-creator>
    <meta:creation-date>2019-01-23T11:14:00Z</meta:creation-date>
    <dc:date>2019-01-23T11:26:40.846975500</dc:date>
    <meta:print-date>2019-01-17T13:54:00Z</meta:print-date>
    <meta:editing-cycles>4</meta:editing-cycles>
    <meta:editing-duration>PT6M43S</meta:editing-duration>
    <meta:document-statistic meta:table-count="0" meta:image-count="0" meta:object-count="0" meta:page-count="12" meta:paragraph-count="188" meta:word-count="3279" meta:character-count="20654" meta:non-whitespace-character-count="17266"/>
    <meta:template xlink:type="simple" xlink:actuate="onRequest" xlink:title="" xlink:href="Normal"/>
  </office:meta>
</office:document-meta>
</file>